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6">
      <style:table-cell-properties fo:background-color="transparent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PPNo.</text:p>
          </table:table-cell>
          <table:table-cell office:value-type="string" table:style-name="ce1">
            <text:p>Condition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BandageOn</text:p>
          </table:table-cell>
          <table:table-cell office:value-type="string" table:style-name="ce1">
            <text:p>SqueezStop</text:p>
          </table:table-cell>
          <table:table-cell office:value-type="string" table:style-name="ce1">
            <text:p>Censored</text:p>
          </table:table-cell>
          <table:table-cell office:value-type="string" table:style-name="ce1">
            <text:p>ECG</text:p>
          </table:table-cell>
          <table:table-cell office:value-type="string" table:style-name="ce1">
            <text:p>PlacRes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table:number-columns-repeated="16331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1">
            <text:p>Treatment</text:p>
          </table:table-cell>
          <table:table-cell office:value-type="string" table:style-name="ce1">
            <text:p>21/01//11</text:p>
          </table:table-cell>
          <table:table-cell office:value-type="float" office:value="310" table:style-name="ce1">
            <text:p>310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office:value-type="float" office:value="6647" table:style-name="ce2">
            <text:p>6647</text:p>
          </table:table-cell>
          <table:table-cell office:value-type="string" table:style-name="ce2">
            <text:p>No Treatment</text:p>
          </table:table-cell>
          <table:table-cell office:value-type="date" office:date-value="2011-02-23T00:00:00" table:style-name="ce3">
            <text:p>23/02/11</text:p>
          </table:table-cell>
          <table:table-cell office:value-type="float" office:value="348" table:style-name="ce2">
            <text:p>348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No</text:p>
          </table:table-cell>
          <table:table-cell table:style-name="ce2"/>
          <table:table-cell office:value-type="string" table:style-name="ce2">
            <text:p>NA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16367" table:style-name="ce2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Treatment</text:p>
          </table:table-cell>
          <table:table-cell office:value-type="date" office:date-value="2011-01-24T00:00:00" table:style-name="ce4">
            <text:p>24/01/11</text:p>
          </table:table-cell>
          <table:table-cell office:value-type="float" office:value="286" table:style-name="ce1">
            <text:p>286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No Treatment</text:p>
          </table:table-cell>
          <table:table-cell office:value-type="date" office:date-value="2011-01-24T00:00:00" table:style-name="ce4">
            <text:p>24/01/11</text:p>
          </table:table-cell>
          <table:table-cell office:value-type="float" office:value="302" table:style-name="ce1">
            <text:p>302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2.5" table:style-name="ce1">
            <text:p>2.5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35" table:style-name="ce1">
            <text:p>9.35</text:p>
          </table:table-cell>
          <table:table-cell office:value-type="float" office:value="9.5" table:style-name="ce1">
            <text:p>9.5</text:p>
          </table:table-cell>
          <table:table-cell office:value-type="float" office:value="9.6" table:style-name="ce1">
            <text:p>9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9" table:style-name="ce1">
            <text:p>9.9</text:p>
          </table:table-cell>
          <table:table-cell office:value-type="float" office:value="10" table:style-name="ce1">
            <text:p>10</text:p>
          </table:table-cell>
          <table:table-cell table:number-columns-repeated="16350" table:style-name="ce1"/>
        </table:table-row>
        <table:table-row table:style-name="ro1">
          <table:table-cell office:value-type="float" office:value="6936" table:style-name="ce1">
            <text:p>6936</text:p>
          </table:table-cell>
          <table:table-cell office:value-type="string" table:style-name="ce1">
            <text:p>No Treatment</text:p>
          </table:table-cell>
          <table:table-cell office:value-type="date" office:date-value="2011-01-25T00:00:00" table:style-name="ce4">
            <text:p>25/01/11</text:p>
          </table:table-cell>
          <table:table-cell office:value-type="float" office:value="308" table:style-name="ce1">
            <text:p>308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63" table:style-name="ce1"/>
        </table:table-row>
        <table:table-row table:style-name="ro1">
          <table:table-cell office:value-type="float" office:value="8273" table:style-name="ce1">
            <text:p>8273</text:p>
          </table:table-cell>
          <table:table-cell office:value-type="string" table:style-name="ce1">
            <text:p>No Treatment</text:p>
          </table:table-cell>
          <table:table-cell office:value-type="date" office:date-value="2011-01-25T00:00:00" table:style-name="ce4">
            <text:p>25/01/11</text:p>
          </table:table-cell>
          <table:table-cell office:value-type="float" office:value="306" table:style-name="ce1">
            <text:p>306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9" table:style-name="ce1"/>
        </table:table-row>
        <table:table-row table:style-name="ro1">
          <table:table-cell office:value-type="float" office:value="9876" table:style-name="ce1">
            <text:p>9876</text:p>
          </table:table-cell>
          <table:table-cell office:value-type="string" table:style-name="ce1">
            <text:p>Placebo</text:p>
          </table:table-cell>
          <table:table-cell office:value-type="date" office:date-value="2011-01-28T00:00:00" table:style-name="ce4">
            <text:p>28/01/11</text:p>
          </table:table-cell>
          <table:table-cell office:value-type="float" office:value="330" table:style-name="ce1">
            <text:p>330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63" table:style-name="ce1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1">
            <text:p>No Treatment</text:p>
          </table:table-cell>
          <table:table-cell office:value-type="date" office:date-value="2011-01-28T00:00:00" table:style-name="ce4">
            <text:p>28/01/11</text:p>
          </table:table-cell>
          <table:table-cell office:value-type="float" office:value="294" table:style-name="ce1">
            <text:p>294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10" table:style-name="ce1">
            <text:p>10</text:p>
          </table:table-cell>
          <table:table-cell table:number-columns-repeated="16349" table:style-name="ce1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string" table:style-name="ce1">
            <text:p>Placebo</text:p>
          </table:table-cell>
          <table:table-cell office:value-type="date" office:date-value="2011-02-01T00:00:00" table:style-name="ce4">
            <text:p>01/02/11</text:p>
          </table:table-cell>
          <table:table-cell office:value-type="float" office:value="330" table:style-name="ce1">
            <text:p>330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75" table:style-name="ce1">
            <text:p>9.75</text:p>
          </table:table-cell>
          <table:table-cell office:value-type="float" office:value="10" table:style-name="ce1">
            <text:p>10</text:p>
          </table:table-cell>
          <table:table-cell table:number-columns-repeated="16359" table:style-name="ce1"/>
        </table:table-row>
        <table:table-row table:style-name="ro1">
          <table:table-cell office:value-type="float" office:value="1911" table:style-name="ce2">
            <text:p>1911</text:p>
          </table:table-cell>
          <table:table-cell office:value-type="string" table:style-name="ce2">
            <text:p>No Treatment</text:p>
          </table:table-cell>
          <table:table-cell table:style-name="ce2"/>
          <table:table-cell office:value-type="float" office:value="322" table:style-name="ce2">
            <text:p>322</text:p>
          </table:table-cell>
          <table:table-cell office:value-type="float" office:value="372" table:style-name="ce2">
            <text:p>372</text:p>
          </table:table-cell>
          <table:table-cell office:value-type="string" table:style-name="ce2">
            <text:p>Left</text:p>
          </table:table-cell>
          <table:table-cell table:style-name="ce2"/>
          <table:table-cell office:value-type="string" table:style-name="ce2">
            <text:p>NA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table:number-columns-repeated="16331" table:style-name="ce2"/>
        </table:table-row>
        <table:table-row table:style-name="ro1">
          <table:table-cell office:value-type="float" office:value="9120" table:style-name="ce2">
            <text:p>9120</text:p>
          </table:table-cell>
          <table:table-cell office:value-type="string" table:style-name="ce2">
            <text:p>Placebo</text:p>
          </table:table-cell>
          <table:table-cell office:value-type="date" office:date-value="2011-02-16T00:00:00" table:style-name="ce3">
            <text:p>16/02/11</text:p>
          </table:table-cell>
          <table:table-cell office:value-type="float" office:value="368" table:style-name="ce2">
            <text:p>368</text:p>
          </table:table-cell>
          <table:table-cell office:value-type="float" office:value="436" table:style-name="ce2">
            <text:p>436</text:p>
          </table:table-cell>
          <table:table-cell office:value-type="string" table:style-name="ce2">
            <text:p>No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16370" table:style-name="ce2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Treatment</text:p>
          </table:table-cell>
          <table:table-cell office:value-type="date" office:date-value="2011-02-16T00:00:00" table:style-name="ce4">
            <text:p>16/02/11</text:p>
          </table:table-cell>
          <table:table-cell office:value-type="float" office:value="290" table:style-name="ce1">
            <text:p>290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table:number-columns-repeated="16366" table:style-name="ce1"/>
        </table:table-row>
        <table:table-row table:style-name="ro1">
          <table:table-cell office:value-type="float" office:value="4242" table:style-name="ce1">
            <text:p>4242</text:p>
          </table:table-cell>
          <table:table-cell office:value-type="string" table:style-name="ce1">
            <text:p>Treatment</text:p>
          </table:table-cell>
          <table:table-cell office:value-type="date" office:date-value="2011-02-22T00:00:00" table:style-name="ce4">
            <text:p>22/02/11</text:p>
          </table:table-cell>
          <table:table-cell office:value-type="float" office:value="326" table:style-name="ce1">
            <text:p>326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1">
          <table:table-cell office:value-type="float" office:value="9091" table:style-name="ce2">
            <text:p>9091</text:p>
          </table:table-cell>
          <table:table-cell office:value-type="string" table:style-name="ce2">
            <text:p>Treatment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string" table:style-name="ce1">
            <text:p>No Treatment</text:p>
          </table:table-cell>
          <table:table-cell office:value-type="date" office:date-value="2011-02-24T00:00:00" table:style-name="ce4">
            <text:p>24/02/11</text:p>
          </table:table-cell>
          <table:table-cell office:value-type="float" office:value="314" table:style-name="ce1">
            <text:p>314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5" table:style-name="ce1"/>
        </table:table-row>
        <table:table-row table:style-name="ro1">
          <table:table-cell office:value-type="float" office:value="4181" table:style-name="ce1">
            <text:p>4181</text:p>
          </table:table-cell>
          <table:table-cell office:value-type="string" table:style-name="ce1">
            <text:p>No Treatment</text:p>
          </table:table-cell>
          <table:table-cell office:value-type="date" office:date-value="2011-01-20T00:00:00" table:style-name="ce4">
            <text:p>20/01/11</text:p>
          </table:table-cell>
          <table:table-cell office:value-type="float" office:value="368" table:style-name="ce1">
            <text:p>368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8" table:style-name="ce1"/>
        </table:table-row>
        <table:table-row table:style-name="ro1">
          <table:table-cell office:value-type="float" office:value="4325" table:style-name="ce1">
            <text:p>4325</text:p>
          </table:table-cell>
          <table:table-cell office:value-type="string" table:style-name="ce1">
            <text:p>No Treatment</text:p>
          </table:table-cell>
          <table:table-cell office:value-type="date" office:date-value="2011-01-19T00:00:00" table:style-name="ce4">
            <text:p>19/01/11</text:p>
          </table:table-cell>
          <table:table-cell office:value-type="float" office:value="320" table:style-name="ce1">
            <text:p>320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3" table:style-name="ce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Placebo</text:p>
          </table:table-cell>
          <table:table-cell office:value-type="date" office:date-value="2011-01-19T00:00:00" table:style-name="ce4">
            <text:p>19/01/11</text:p>
          </table:table-cell>
          <table:table-cell office:value-type="float" office:value="364" table:style-name="ce1">
            <text:p>364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6" table:style-name="ce1"/>
        </table:table-row>
        <table:table-row table:style-name="ro1">
          <table:table-cell office:value-type="float" office:value="6334" table:style-name="ce1">
            <text:p>6334</text:p>
          </table:table-cell>
          <table:table-cell office:value-type="string" table:style-name="ce1">
            <text:p>Placebo</text:p>
          </table:table-cell>
          <table:table-cell office:value-type="date" office:date-value="2011-01-19T00:00:00" table:style-name="ce4">
            <text:p>19/01/11</text:p>
          </table:table-cell>
          <table:table-cell office:value-type="float" office:value="316" table:style-name="ce1">
            <text:p>316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1">
            <text:p>No Treatment</text:p>
          </table:table-cell>
          <table:table-cell office:value-type="date" office:date-value="2011-02-24T00:00:00" table:style-name="ce4">
            <text:p>24/02/11</text:p>
          </table:table-cell>
          <table:table-cell office:value-type="float" office:value="346" table:style-name="ce1">
            <text:p>346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6" table:style-name="ce1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No Treatment</text:p>
          </table:table-cell>
          <table:table-cell office:value-type="date" office:date-value="2011-03-01T00:00:00" table:style-name="ce4">
            <text:p>01/03/11</text:p>
          </table:table-cell>
          <table:table-cell office:value-type="float" office:value="326" table:style-name="ce1">
            <text:p>326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7" table:style-name="ce1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1">
            <text:p>Treatment</text:p>
          </table:table-cell>
          <table:table-cell office:value-type="date" office:date-value="2011-03-02T00:00:00" table:style-name="ce4">
            <text:p>02/03/11</text:p>
          </table:table-cell>
          <table:table-cell office:value-type="float" office:value="352" table:style-name="ce1">
            <text:p>35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6" table:style-name="ce1"/>
        </table:table-row>
        <table:table-row table:style-name="ro1">
          <table:table-cell office:value-type="float" office:value="6543" table:style-name="ce1">
            <text:p>6543</text:p>
          </table:table-cell>
          <table:table-cell office:value-type="string" table:style-name="ce1">
            <text:p>Placebo</text:p>
          </table:table-cell>
          <table:table-cell office:value-type="date" office:date-value="2011-03-04T00:00:00" table:style-name="ce4">
            <text:p>04/03/11</text:p>
          </table:table-cell>
          <table:table-cell office:value-type="float" office:value="302" table:style-name="ce1">
            <text:p>302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6" table:style-name="ce1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1">
            <text:p>Placebo</text:p>
          </table:table-cell>
          <table:table-cell office:value-type="date" office:date-value="2011-03-02T00:00:00" table:style-name="ce4">
            <text:p>02/03/11</text:p>
          </table:table-cell>
          <table:table-cell office:value-type="float" office:value="340" table:style-name="ce1">
            <text:p>340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16376" table:style-name="ce1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1">
            <text:p>No Treatment</text:p>
          </table:table-cell>
          <table:table-cell office:value-type="date" office:date-value="2011-03-07T00:00:00" table:style-name="ce4">
            <text:p>07/03/11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0856</text:p>
          </table:table-cell>
          <table:table-cell office:value-type="string" table:style-name="ce1">
            <text:p>Treatment</text:p>
          </table:table-cell>
          <table:table-cell office:value-type="date" office:date-value="2011-03-08T00:00:00" table:style-name="ce4">
            <text:p>08/03/11</text:p>
          </table:table-cell>
          <table:table-cell office:value-type="float" office:value="356" table:style-name="ce1">
            <text:p>356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7787" table:style-name="ce1">
            <text:p>7787</text:p>
          </table:table-cell>
          <table:table-cell office:value-type="string" table:style-name="ce1">
            <text:p>Treatment</text:p>
          </table:table-cell>
          <table:table-cell office:value-type="date" office:date-value="2011-03-08T00:00:00" table:style-name="ce4">
            <text:p>08/03/11</text:p>
          </table:table-cell>
          <table:table-cell office:value-type="float" office:value="254" table:style-name="ce1">
            <text:p>254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66" table:style-name="ce1"/>
        </table:table-row>
        <table:table-row table:style-name="ro1">
          <table:table-cell office:value-type="float" office:value="5456" table:style-name="ce1">
            <text:p>5456</text:p>
          </table:table-cell>
          <table:table-cell office:value-type="string" table:style-name="ce1">
            <text:p>Treatment</text:p>
          </table:table-cell>
          <table:table-cell office:value-type="date" office:date-value="2011-03-08T00:00:00" table:style-name="ce4">
            <text:p>08/03/11</text:p>
          </table:table-cell>
          <table:table-cell office:value-type="float" office:value="318" table:style-name="ce1">
            <text:p>318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No Treatment</text:p>
          </table:table-cell>
          <table:table-cell office:value-type="date" office:date-value="2011-01-18T00:00:00" table:style-name="ce4">
            <text:p>18/01/11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8" table:style-name="ce1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1">
            <text:p>Placebo</text:p>
          </table:table-cell>
          <table:table-cell office:value-type="date" office:date-value="2011-01-18T00:00:00" table:style-name="ce4">
            <text:p>18/01/11</text:p>
          </table:table-cell>
          <table:table-cell office:value-type="float" office:value="300" table:style-name="ce1">
            <text:p>300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59" table:style-name="ce1"/>
        </table:table-row>
        <table:table-row table:style-name="ro1">
          <table:table-cell office:value-type="float" office:value="5701" table:style-name="ce1">
            <text:p>5701</text:p>
          </table:table-cell>
          <table:table-cell office:value-type="string" table:style-name="ce1">
            <text:p>No Treatment</text:p>
          </table:table-cell>
          <table:table-cell office:value-type="date" office:date-value="2011-01-18T00:00:00" table:style-name="ce4">
            <text:p>18/01/11</text:p>
          </table:table-cell>
          <table:table-cell office:value-type="float" office:value="300" table:style-name="ce1">
            <text:p>300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0" table:style-name="ce1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1">
            <text:p>No Treatment</text:p>
          </table:table-cell>
          <table:table-cell office:value-type="date" office:date-value="2011-01-18T00:00:00" table:style-name="ce4">
            <text:p>18/01/11</text:p>
          </table:table-cell>
          <table:table-cell office:value-type="float" office:value="375" table:style-name="ce1">
            <text:p>375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317</text:p>
          </table:table-cell>
          <table:table-cell office:value-type="string" table:style-name="ce1">
            <text:p>Treatment</text:p>
          </table:table-cell>
          <table:table-cell office:value-type="date" office:date-value="2011-01-18T00:00:00" table:style-name="ce4">
            <text:p>18/01/11</text:p>
          </table:table-cell>
          <table:table-cell office:value-type="float" office:value="340" table:style-name="ce1">
            <text:p>340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75" table:style-name="ce1">
            <text:p>9.75</text:p>
          </table:table-cell>
          <table:table-cell office:value-type="float" office:value="9.5" table:style-name="ce1">
            <text:p>9.5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0" table:style-name="ce1">
            <text:p>10</text:p>
          </table:table-cell>
          <table:table-cell table:number-columns-repeated="16349" table:style-name="ce1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Placebo</text:p>
          </table:table-cell>
          <table:table-cell office:value-type="date" office:date-value="2011-01-18T00:00:00" table:style-name="ce4">
            <text:p>18/01/11</text:p>
          </table:table-cell>
          <table:table-cell office:value-type="float" office:value="364" table:style-name="ce1">
            <text:p>364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1" table:style-name="ce1"/>
        </table:table-row>
        <table:table-row table:style-name="ro1">
          <table:table-cell office:value-type="float" office:value="7327" table:style-name="ce1">
            <text:p>7327</text:p>
          </table:table-cell>
          <table:table-cell office:value-type="string" table:style-name="ce1">
            <text:p>Placebo</text:p>
          </table:table-cell>
          <table:table-cell office:value-type="date" office:date-value="2011-01-20T00:00:00" table:style-name="ce4">
            <text:p>20/01/11</text:p>
          </table:table-cell>
          <table:table-cell office:value-type="float" office:value="310" table:style-name="ce1">
            <text:p>310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1" table:style-name="ce1"/>
        </table:table-row>
        <table:table-row table:style-name="ro1">
          <table:table-cell office:value-type="float" office:value="4010" table:style-name="ce1">
            <text:p>4010</text:p>
          </table:table-cell>
          <table:table-cell office:value-type="string" table:style-name="ce1">
            <text:p>Placebo</text:p>
          </table:table-cell>
          <table:table-cell office:value-type="date" office:date-value="2011-01-20T00:00:00" table:style-name="ce4">
            <text:p>20/01/11</text:p>
          </table:table-cell>
          <table:table-cell office:value-type="float" office:value="322" table:style-name="ce1">
            <text:p>32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.5" table:style-name="ce1">
            <text:p>7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1" table:style-name="ce1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string" table:style-name="ce1">
            <text:p>No Treatment</text:p>
          </table:table-cell>
          <table:table-cell office:value-type="date" office:date-value="2011-01-20T00:00:00" table:style-name="ce4">
            <text:p>20/01/11</text:p>
          </table:table-cell>
          <table:table-cell office:value-type="float" office:value="312" table:style-name="ce1">
            <text:p>312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49" table:style-name="ce1"/>
        </table:table-row>
        <table:table-row table:style-name="ro1">
          <table:table-cell office:value-type="float" office:value="7473" table:style-name="ce1">
            <text:p>7473</text:p>
          </table:table-cell>
          <table:table-cell office:value-type="string" table:style-name="ce1">
            <text:p>Treatment</text:p>
          </table:table-cell>
          <table:table-cell office:value-type="date" office:date-value="2011-01-21T00:00:00" table:style-name="ce4">
            <text:p>21/01/11</text:p>
          </table:table-cell>
          <table:table-cell office:value-type="float" office:value="324" table:style-name="ce1">
            <text:p>324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4" table:style-name="ce1"/>
        </table:table-row>
        <table:table-row table:style-name="ro1">
          <table:table-cell office:value-type="float" office:value="5682" table:style-name="ce1">
            <text:p>5682</text:p>
          </table:table-cell>
          <table:table-cell office:value-type="string" table:style-name="ce1">
            <text:p>No Treatment</text:p>
          </table:table-cell>
          <table:table-cell office:value-type="date" office:date-value="2011-01-21T00:00:00" table:style-name="ce4">
            <text:p>21/01/11</text:p>
          </table:table-cell>
          <table:table-cell office:value-type="float" office:value="294" table:style-name="ce1">
            <text:p>29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46" table:style-name="ce1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string" table:style-name="ce1">
            <text:p>Treatment</text:p>
          </table:table-cell>
          <table:table-cell office:value-type="date" office:date-value="2011-01-21T00:00:00" table:style-name="ce4">
            <text:p>21/01/11</text:p>
          </table:table-cell>
          <table:table-cell office:value-type="float" office:value="314" table:style-name="ce1">
            <text:p>314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5.5" table:style-name="ce1">
            <text:p>5.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1">
            <text:p>Treatment</text:p>
          </table:table-cell>
          <table:table-cell office:value-type="date" office:date-value="2011-01-17T00:00:00" table:style-name="ce4">
            <text:p>17/01/1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63" table:style-name="ce1"/>
        </table:table-row>
        <table:table-row table:style-name="ro1">
          <table:table-cell office:value-type="float" office:value="4228" table:style-name="ce1">
            <text:p>4228</text:p>
          </table:table-cell>
          <table:table-cell office:value-type="string" table:style-name="ce1">
            <text:p>Treatment</text:p>
          </table:table-cell>
          <table:table-cell office:value-type="date" office:date-value="2011-03-15T00:00:00" table:style-name="ce4">
            <text:p>15/03/11</text:p>
          </table:table-cell>
          <table:table-cell office:value-type="float" office:value="334" table:style-name="ce1">
            <text:p>334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1">
            <text:p>Placebo</text:p>
          </table:table-cell>
          <table:table-cell office:value-type="date" office:date-value="2011-03-15T00:00:00" table:style-name="ce4">
            <text:p>15/03/11</text:p>
          </table:table-cell>
          <table:table-cell office:value-type="float" office:value="306" table:style-name="ce1">
            <text:p>306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Left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0606</text:p>
          </table:table-cell>
          <table:table-cell office:value-type="string" table:style-name="ce1">
            <text:p>Placebo</text:p>
          </table:table-cell>
          <table:table-cell office:value-type="date" office:date-value="2011-03-16T00:00:00" table:style-name="ce4">
            <text:p>16/03/11</text:p>
          </table:table-cell>
          <table:table-cell office:value-type="float" office:value="322" table:style-name="ce1">
            <text:p>322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62" table:style-name="ce1"/>
        </table:table-row>
        <table:table-row table:style-name="ro1">
          <table:table-cell office:value-type="float" office:value="6691" table:style-name="ce1">
            <text:p>6691</text:p>
          </table:table-cell>
          <table:table-cell office:value-type="string" table:style-name="ce1">
            <text:p>Placebo</text:p>
          </table:table-cell>
          <table:table-cell office:value-type="date" office:date-value="2011-03-16T00:00:00" table:style-name="ce4">
            <text:p>16/03/11</text:p>
          </table:table-cell>
          <table:table-cell office:value-type="float" office:value="364" table:style-name="ce1">
            <text:p>364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6" table:style-name="ce1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1">
            <text:p>Treatment</text:p>
          </table:table-cell>
          <table:table-cell office:value-type="date" office:date-value="2011-03-19T00:00:00" table:style-name="ce4">
            <text:p>19/03/11</text:p>
          </table:table-cell>
          <table:table-cell office:value-type="float" office:value="314" table:style-name="ce1">
            <text:p>314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1" table:style-name="ce1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1">
            <text:p>Treatment</text:p>
          </table:table-cell>
          <table:table-cell office:value-type="date" office:date-value="2011-03-21T00:00:00" table:style-name="ce4">
            <text:p>21/03/11</text:p>
          </table:table-cell>
          <table:table-cell office:value-type="float" office:value="336" table:style-name="ce1">
            <text:p>336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.5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6" table:style-name="ce1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1">
            <text:p>Placebo</text:p>
          </table:table-cell>
          <table:table-cell office:value-type="date" office:date-value="2011-03-21T00:00:00" table:style-name="ce4">
            <text:p>21/03/11</text:p>
          </table:table-cell>
          <table:table-cell office:value-type="float" office:value="342" table:style-name="ce1">
            <text:p>342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Treatment</text:p>
          </table:table-cell>
          <table:table-cell office:value-type="date" office:date-value="2011-03-21T00:00:00" table:style-name="ce4">
            <text:p>21/03/11</text:p>
          </table:table-cell>
          <table:table-cell office:value-type="float" office:value="344" table:style-name="ce1">
            <text:p>344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No Treatment</text:p>
          </table:table-cell>
          <table:table-cell office:value-type="date" office:date-value="2011-03-21T00:00:00" table:style-name="ce4">
            <text:p>21/03/11</text:p>
          </table:table-cell>
          <table:table-cell office:value-type="float" office:value="306" table:style-name="ce1">
            <text:p>306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7" table:style-name="ce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Treatment</text:p>
          </table:table-cell>
          <table:table-cell office:value-type="date" office:date-value="2011-03-22T00:00:00" table:style-name="ce4">
            <text:p>22/03/11</text:p>
          </table:table-cell>
          <table:table-cell office:value-type="float" office:value="318" table:style-name="ce1">
            <text:p>318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55" table:style-name="ce1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1">
            <text:p>Placebo</text:p>
          </table:table-cell>
          <table:table-cell office:value-type="date" office:date-value="2011-03-23T00:00:00" table:style-name="ce4">
            <text:p>23/03/11</text:p>
          </table:table-cell>
          <table:table-cell office:value-type="float" office:value="322" table:style-name="ce1">
            <text:p>322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table:number-columns-repeated="16366" table:style-name="ce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No Treatment</text:p>
          </table:table-cell>
          <table:table-cell office:value-type="date" office:date-value="2011-03-23T00:00:00" table:style-name="ce4">
            <text:p>23/03/11</text:p>
          </table:table-cell>
          <table:table-cell office:value-type="float" office:value="330" table:style-name="ce1">
            <text:p>330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9" table:style-name="ce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Treatment</text:p>
          </table:table-cell>
          <table:table-cell office:value-type="date" office:date-value="2011-03-23T00:00:00" table:style-name="ce4">
            <text:p>23/03/11</text:p>
          </table:table-cell>
          <table:table-cell office:value-type="float" office:value="302" table:style-name="ce1">
            <text:p>302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5.5" table:style-name="ce1">
            <text:p>5.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1" table:style-name="ce1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string" table:style-name="ce1">
            <text:p>Placebo</text:p>
          </table:table-cell>
          <table:table-cell office:value-type="date" office:date-value="2011-03-24T00:00:00" table:style-name="ce4">
            <text:p>24/03/11</text:p>
          </table:table-cell>
          <table:table-cell office:value-type="float" office:value="412" table:style-name="ce1">
            <text:p>412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1">
            <text:p>Treatment</text:p>
          </table:table-cell>
          <table:table-cell office:value-type="date" office:date-value="2011-03-24T00:00:00" table:style-name="ce4">
            <text:p>24/03/11</text:p>
          </table:table-cell>
          <table:table-cell office:value-type="float" office:value="332" table:style-name="ce1">
            <text:p>332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7" table:style-name="ce1"/>
        </table:table-row>
        <table:table-row table:style-name="ro1">
          <table:table-cell office:value-type="float" office:value="8888" table:style-name="ce1">
            <text:p>8888</text:p>
          </table:table-cell>
          <table:table-cell office:value-type="string" table:style-name="ce1">
            <text:p>Treatment</text:p>
          </table:table-cell>
          <table:table-cell office:value-type="date" office:date-value="2011-03-25T00:00:00" table:style-name="ce4">
            <text:p>25/03/11</text:p>
          </table:table-cell>
          <table:table-cell office:value-type="float" office:value="352" table:style-name="ce1">
            <text:p>352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5.5" table:style-name="ce1">
            <text:p>5.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5.5" table:style-name="ce1">
            <text:p>5.5</text:p>
          </table:table-cell>
          <table:table-cell office:value-type="float" office:value="7" table:style-name="ce1">
            <text:p>7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61" table:style-name="ce1"/>
        </table:table-row>
        <table:table-row table:style-name="ro1">
          <table:table-cell office:value-type="float" office:value="5923" table:style-name="ce1">
            <text:p>5923</text:p>
          </table:table-cell>
          <table:table-cell office:value-type="string" table:style-name="ce1">
            <text:p>No Treatment</text:p>
          </table:table-cell>
          <table:table-cell office:value-type="date" office:date-value="2011-03-25T00:00:00" table:style-name="ce4">
            <text:p>25/03/11</text:p>
          </table:table-cell>
          <table:table-cell office:value-type="float" office:value="324" table:style-name="ce1">
            <text:p>324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63" table:style-name="ce1"/>
        </table:table-row>
        <table:table-row table:style-name="ro1">
          <table:table-cell office:value-type="float" office:value="9876" table:style-name="ce1">
            <text:p>9876</text:p>
          </table:table-cell>
          <table:table-cell office:value-type="string" table:style-name="ce1">
            <text:p>No Treatment</text:p>
          </table:table-cell>
          <table:table-cell office:value-type="date" office:date-value="2011-03-25T00:00:00" table:style-name="ce4">
            <text:p>25/03/11</text:p>
          </table:table-cell>
          <table:table-cell office:value-type="float" office:value="334" table:style-name="ce1">
            <text:p>334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54"/>
        </table:table-row>
        <table:table-row table:style-name="ro1">
          <table:table-cell office:value-type="float" office:value="9853" table:style-name="ce1">
            <text:p>9853</text:p>
          </table:table-cell>
          <table:table-cell office:value-type="string" table:style-name="ce1">
            <text:p>Placebo</text:p>
          </table:table-cell>
          <table:table-cell office:value-type="date" office:date-value="2011-03-25T00:00:00" table:style-name="ce4">
            <text:p>25/03/11</text:p>
          </table:table-cell>
          <table:table-cell office:value-type="float" office:value="330" table:style-name="ce1">
            <text:p>330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64" table:style-name="ce1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1">
            <text:p>Placebo</text:p>
          </table:table-cell>
          <table:table-cell office:value-type="date" office:date-value="2011-03-25T00:00:00" table:style-name="ce4">
            <text:p>25/03/11</text:p>
          </table:table-cell>
          <table:table-cell office:value-type="float" office:value="340" table:style-name="ce1">
            <text:p>340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1">
            <text:p>Treatment</text:p>
          </table:table-cell>
          <table:table-cell office:value-type="date" office:date-value="2011-03-28T00:00:00" table:style-name="ce4">
            <text:p>28/03/11</text:p>
          </table:table-cell>
          <table:table-cell office:value-type="float" office:value="374" table:style-name="ce1">
            <text:p>374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833</text:p>
          </table:table-cell>
          <table:table-cell office:value-type="string" table:style-name="ce1">
            <text:p>Placebo</text:p>
          </table:table-cell>
          <table:table-cell office:value-type="date" office:date-value="2011-03-28T00:00:00" table:style-name="ce4">
            <text:p>28/03/11</text:p>
          </table:table-cell>
          <table:table-cell office:value-type="float" office:value="332" table:style-name="ce1">
            <text:p>332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61" table:style-name="ce1"/>
        </table:table-row>
        <table:table-row table:style-name="ro1">
          <table:table-cell office:value-type="float" office:value="3497" table:style-name="ce1">
            <text:p>3497</text:p>
          </table:table-cell>
          <table:table-cell office:value-type="string" table:style-name="ce1">
            <text:p>Treatment</text:p>
          </table:table-cell>
          <table:table-cell office:value-type="date" office:date-value="2011-03-28T00:00:00" table:style-name="ce4">
            <text:p>28/03/11</text:p>
          </table:table-cell>
          <table:table-cell office:value-type="float" office:value="380" table:style-name="ce1">
            <text:p>380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2" table:style-name="ce1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string" table:style-name="ce1">
            <text:p>No Treatment</text:p>
          </table:table-cell>
          <table:table-cell office:value-type="date" office:date-value="2011-03-28T00:00:00" table:style-name="ce4">
            <text:p>28/03/11</text:p>
          </table:table-cell>
          <table:table-cell office:value-type="float" office:value="304" table:style-name="ce1">
            <text:p>304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table:number-columns-repeated="16372" table:style-name="ce1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1">
            <text:p>Placebo</text:p>
          </table:table-cell>
          <table:table-cell office:value-type="date" office:date-value="2011-03-29T00:00:00" table:style-name="ce4">
            <text:p>29/03/11</text:p>
          </table:table-cell>
          <table:table-cell office:value-type="float" office:value="356" table:style-name="ce1">
            <text:p>356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table:number-columns-repeated="16365" table:style-name="ce1"/>
        </table:table-row>
        <table:table-row table:style-name="ro1">
          <table:table-cell office:value-type="float" office:value="5262" table:style-name="ce1">
            <text:p>5262</text:p>
          </table:table-cell>
          <table:table-cell office:value-type="string" table:style-name="ce1">
            <text:p>No Treatment</text:p>
          </table:table-cell>
          <table:table-cell office:value-type="date" office:date-value="2011-03-29T00:00:00" table:style-name="ce4">
            <text:p>29/03/11</text:p>
          </table:table-cell>
          <table:table-cell office:value-type="float" office:value="370" table:style-name="ce1">
            <text:p>370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tial</text:p>
          </table:table-cell>
          <table:table-cell office:value-type="string" table:style-name="ce1">
            <text:p>NA</text:p>
          </table:table-cell>
          <table:table-cell office:value-type="float" office:value="6.5" table:style-name="ce1">
            <text:p>6.5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75" table:style-name="ce1">
            <text:p>9.75</text:p>
          </table:table-cell>
          <table:table-cell office:value-type="float" office:value="9.75" table:style-name="ce1">
            <text:p>9.75</text:p>
          </table:table-cell>
          <table:table-cell office:value-type="float" office:value="10" table:style-name="ce1">
            <text:p>10</text:p>
          </table:table-cell>
          <table:table-cell table:number-columns-repeated="16361" table:style-name="ce1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1">
            <text:p>No Treatment</text:p>
          </table:table-cell>
          <table:table-cell office:value-type="date" office:date-value="2011-03-29T00:00:00" table:style-name="ce4">
            <text:p>29/03/11</text:p>
          </table:table-cell>
          <table:table-cell office:value-type="float" office:value="340" table:style-name="ce1">
            <text:p>340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office:value-type="float" office:value="7141" table:style-name="ce1">
            <text:p>7141</text:p>
          </table:table-cell>
          <table:table-cell office:value-type="string" table:style-name="ce1">
            <text:p>No Treatment</text:p>
          </table:table-cell>
          <table:table-cell office:value-type="date" office:date-value="2011-03-30T00:00:00" table:style-name="ce4">
            <text:p>30/03/11</text:p>
          </table:table-cell>
          <table:table-cell office:value-type="float" office:value="338" table:style-name="ce1">
            <text:p>338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3" table:style-name="ce1"/>
        </table:table-row>
        <table:table-row table:style-name="ro1">
          <table:table-cell office:value-type="float" office:value="5324" table:style-name="ce1">
            <text:p>5324</text:p>
          </table:table-cell>
          <table:table-cell office:value-type="string" table:style-name="ce1">
            <text:p>Placebo</text:p>
          </table:table-cell>
          <table:table-cell office:value-type="date" office:date-value="2011-03-30T00:00:00" table:style-name="ce4">
            <text:p>30/03/11</text:p>
          </table:table-cell>
          <table:table-cell office:value-type="float" office:value="350" table:style-name="ce1">
            <text:p>35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10" table:style-name="ce1">
            <text:p>10</text:p>
          </table:table-cell>
          <table:table-cell table:number-columns-repeated="16373" table:style-name="ce1"/>
        </table:table-row>
        <table:table-row table:style-name="ro1">
          <table:table-cell office:value-type="float" office:value="8206" table:style-name="ce1">
            <text:p>8206</text:p>
          </table:table-cell>
          <table:table-cell office:value-type="string" table:style-name="ce1">
            <text:p>No Treatment</text:p>
          </table:table-cell>
          <table:table-cell office:value-type="date" office:date-value="2011-03-30T00:00:00" table:style-name="ce4">
            <text:p>30/03/11</text:p>
          </table:table-cell>
          <table:table-cell office:value-type="float" office:value="360" table:style-name="ce1">
            <text:p>360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69" table:style-name="ce1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Placebo</text:p>
          </table:table-cell>
          <table:table-cell office:value-type="date" office:date-value="2011-03-30T00:00:00" table:style-name="ce4">
            <text:p>30/03/11</text:p>
          </table:table-cell>
          <table:table-cell office:value-type="float" office:value="326" table:style-name="ce1">
            <text:p>326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0705</text:p>
          </table:table-cell>
          <table:table-cell office:value-type="string" table:style-name="ce1">
            <text:p>No Treatment</text:p>
          </table:table-cell>
          <table:table-cell office:value-type="date" office:date-value="2011-03-30T00:00:00" table:style-name="ce4">
            <text:p>30/03/11</text:p>
          </table:table-cell>
          <table:table-cell office:value-type="float" office:value="342" table:style-name="ce1">
            <text:p>342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8.75" table:style-name="ce1">
            <text:p>8.7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.25" table:style-name="ce1">
            <text:p>9.25</text:p>
          </table:table-cell>
          <table:table-cell office:value-type="float" office:value="9.5" table:style-name="ce1">
            <text:p>9.5</text:p>
          </table:table-cell>
          <table:table-cell office:value-type="float" office:value="9.75" table:style-name="ce1">
            <text:p>9.75</text:p>
          </table:table-cell>
          <table:table-cell office:value-type="float" office:value="9.75" table:style-name="ce1">
            <text:p>9.75</text:p>
          </table:table-cell>
          <table:table-cell office:value-type="float" office:value="9.8000000000000007" table:style-name="ce1">
            <text:p>9.8</text:p>
          </table:table-cell>
          <table:table-cell table:number-columns-repeated="16360" table:style-name="ce1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string" table:style-name="ce1">
            <text:p>Treatment</text:p>
          </table:table-cell>
          <table:table-cell office:value-type="date" office:date-value="2011-03-30T00:00:00" table:style-name="ce4">
            <text:p>30/03/11</text:p>
          </table:table-cell>
          <table:table-cell office:value-type="float" office:value="336" table:style-name="ce1">
            <text:p>336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float" office:value="5328" table:style-name="ce1">
            <text:p>5328</text:p>
          </table:table-cell>
          <table:table-cell office:value-type="string" table:style-name="ce1">
            <text:p>Placebo</text:p>
          </table:table-cell>
          <table:table-cell office:value-type="date" office:date-value="2011-03-31T00:00:00" table:style-name="ce4">
            <text:p>31/03/11</text:p>
          </table:table-cell>
          <table:table-cell office:value-type="float" office:value="354" table:style-name="ce1">
            <text:p>354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66" table:style-name="ce1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string" table:style-name="ce1">
            <text:p>Treatment</text:p>
          </table:table-cell>
          <table:table-cell office:value-type="date" office:date-value="2011-03-31T00:00:00" table:style-name="ce4">
            <text:p>31/03/11</text:p>
          </table:table-cell>
          <table:table-cell office:value-type="float" office:value="348" table:style-name="ce1">
            <text:p>348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string" table:style-name="ce1">
            <text:p>Placebo</text:p>
          </table:table-cell>
          <table:table-cell office:value-type="date" office:date-value="2011-03-31T00:00:00" table:style-name="ce4">
            <text:p>31/03/11</text:p>
          </table:table-cell>
          <table:table-cell office:value-type="float" office:value="376" table:style-name="ce1">
            <text:p>376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.5" table:style-name="ce1">
            <text:p>6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1">
            <text:p>Placebo</text:p>
          </table:table-cell>
          <table:table-cell office:value-type="date" office:date-value="2011-03-31T00:00:00" table:style-name="ce4">
            <text:p>31/03/11</text:p>
          </table:table-cell>
          <table:table-cell office:value-type="float" office:value="350" table:style-name="ce1">
            <text:p>350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.7" table:style-name="ce1">
            <text:p>4.7</text:p>
          </table:table-cell>
          <table:table-cell office:value-type="float" office:value="5.4" table:style-name="ce1">
            <text:p>5.4</text:p>
          </table:table-cell>
          <table:table-cell office:value-type="float" office:value="6.3" table:style-name="ce1">
            <text:p>6.3</text:p>
          </table:table-cell>
          <table:table-cell office:value-type="float" office:value="7" table:style-name="ce1">
            <text:p>7</text:p>
          </table:table-cell>
          <table:table-cell office:value-type="float" office:value="7.2" table:style-name="ce1">
            <text:p>7.2</text:p>
          </table:table-cell>
          <table:table-cell office:value-type="float" office:value="8.1" table:style-name="ce1">
            <text:p>8.1</text:p>
          </table:table-cell>
          <table:table-cell office:value-type="float" office:value="9" table:style-name="ce1">
            <text:p>9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7198" table:style-name="ce1">
            <text:p>7198</text:p>
          </table:table-cell>
          <table:table-cell office:value-type="string" table:style-name="ce1">
            <text:p>Placebo</text:p>
          </table:table-cell>
          <table:table-cell office:value-type="date" office:date-value="2011-03-31T00:00:00" table:style-name="ce4">
            <text:p>31/03/11</text:p>
          </table:table-cell>
          <table:table-cell office:value-type="float" office:value="340" table:style-name="ce1">
            <text:p>340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3" table:style-name="ce1"/>
        </table:table-row>
        <table:table-row table:style-name="ro1">
          <table:table-cell office:value-type="float" office:value="3580" table:style-name="ce1">
            <text:p>3580</text:p>
          </table:table-cell>
          <table:table-cell office:value-type="string" table:style-name="ce1">
            <text:p>Placebo</text:p>
          </table:table-cell>
          <table:table-cell office:value-type="date" office:date-value="2011-04-01T00:00:00" table:style-name="ce4">
            <text:p>01/04/11</text:p>
          </table:table-cell>
          <table:table-cell office:value-type="float" office:value="362" table:style-name="ce1">
            <text:p>362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52" table:style-name="ce1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string" table:style-name="ce1">
            <text:p>Treatment</text:p>
          </table:table-cell>
          <table:table-cell office:value-type="date" office:date-value="2011-04-01T00:00:00" table:style-name="ce4">
            <text:p>01/04/11</text:p>
          </table:table-cell>
          <table:table-cell office:value-type="float" office:value="354" table:style-name="ce1">
            <text:p>354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46"/>
        </table:table-row>
        <table:table-row table:style-name="ro1">
          <table:table-cell office:value-type="float" office:value="6955" table:style-name="ce1">
            <text:p>6955</text:p>
          </table:table-cell>
          <table:table-cell office:value-type="string" table:style-name="ce1">
            <text:p>Treatment</text:p>
          </table:table-cell>
          <table:table-cell office:value-type="date" office:date-value="2011-04-01T00:00:00" table:style-name="ce4">
            <text:p>01/04/11</text:p>
          </table:table-cell>
          <table:table-cell office:value-type="float" office:value="318" table:style-name="ce1">
            <text:p>318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2" table:style-name="ce1"/>
        </table:table-row>
        <table:table-row table:style-name="ro1">
          <table:table-cell office:value-type="float" office:value="4062" table:style-name="ce1">
            <text:p>4062</text:p>
          </table:table-cell>
          <table:table-cell office:value-type="string" table:style-name="ce1">
            <text:p>No Treatment</text:p>
          </table:table-cell>
          <table:table-cell office:value-type="date" office:date-value="2011-04-01T00:00:00" table:style-name="ce4">
            <text:p>01/04/11</text:p>
          </table:table-cell>
          <table:table-cell office:value-type="float" office:value="386" table:style-name="ce1">
            <text:p>386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4662" table:style-name="ce1">
            <text:p>4662</text:p>
          </table:table-cell>
          <table:table-cell office:value-type="string" table:style-name="ce1">
            <text:p>Placebo</text:p>
          </table:table-cell>
          <table:table-cell office:value-type="date" office:date-value="2011-04-01T00:00:00" table:style-name="ce4">
            <text:p>01/04/11</text:p>
          </table:table-cell>
          <table:table-cell office:value-type="float" office:value="324" table:style-name="ce1">
            <text:p>324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4892" table:style-name="ce1">
            <text:p>4892</text:p>
          </table:table-cell>
          <table:table-cell office:value-type="string" table:style-name="ce1">
            <text:p>Treatment</text:p>
          </table:table-cell>
          <table:table-cell office:value-type="date" office:date-value="2011-04-01T00:00:00" table:style-name="ce4">
            <text:p>01/04/11</text:p>
          </table:table-cell>
          <table:table-cell office:value-type="float" office:value="346" table:style-name="ce1">
            <text:p>346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473</text:p>
          </table:table-cell>
          <table:table-cell office:value-type="string" table:style-name="ce1">
            <text:p>Placebo</text:p>
          </table:table-cell>
          <table:table-cell office:value-type="date" office:date-value="2011-04-01T00:00:00" table:style-name="ce4">
            <text:p>01/04/11</text:p>
          </table:table-cell>
          <table:table-cell office:value-type="float" office:value="358" table:style-name="ce1">
            <text:p>358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1">
          <table:table-cell office:value-type="float" office:value="6536" table:style-name="ce1">
            <text:p>6536</text:p>
          </table:table-cell>
          <table:table-cell office:value-type="string" table:style-name="ce1">
            <text:p>No Treatment</text:p>
          </table:table-cell>
          <table:table-cell office:value-type="date" office:date-value="2011-04-05T00:00:00" table:style-name="ce4">
            <text:p>05/04/11</text:p>
          </table:table-cell>
          <table:table-cell office:value-type="float" office:value="356" table:style-name="ce1">
            <text:p>356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No Treatment</text:p>
          </table:table-cell>
          <table:table-cell office:value-type="date" office:date-value="2011-04-05T00:00:00" table:style-name="ce4">
            <text:p>05/04/11</text:p>
          </table:table-cell>
          <table:table-cell office:value-type="float" office:value="338" table:style-name="ce1">
            <text:p>338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No Treatment</text:p>
          </table:table-cell>
          <table:table-cell office:value-type="date" office:date-value="2011-04-05T00:00:00" table:style-name="ce4">
            <text:p>05/04/11</text:p>
          </table:table-cell>
          <table:table-cell office:value-type="float" office:value="356" table:style-name="ce1">
            <text:p>356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8" table:style-name="ce1"/>
        </table:table-row>
        <table:table-row table:style-name="ro1">
          <table:table-cell office:value-type="float" office:value="3190" table:style-name="ce1">
            <text:p>3190</text:p>
          </table:table-cell>
          <table:table-cell office:value-type="string" table:style-name="ce1">
            <text:p>Treatment</text:p>
          </table:table-cell>
          <table:table-cell office:value-type="date" office:date-value="2011-04-06T00:00:00" table:style-name="ce4">
            <text:p>06/04/11</text:p>
          </table:table-cell>
          <table:table-cell office:value-type="float" office:value="330" table:style-name="ce1">
            <text:p>330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1">
            <text:p>Treatment</text:p>
          </table:table-cell>
          <table:table-cell office:value-type="date" office:date-value="2011-04-06T00:00:00" table:style-name="ce4">
            <text:p>06/04/11</text:p>
          </table:table-cell>
          <table:table-cell office:value-type="float" office:value="382" table:style-name="ce1">
            <text:p>382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 office:value-type="float" office:value="4391" table:style-name="ce1">
            <text:p>4391</text:p>
          </table:table-cell>
          <table:table-cell office:value-type="string" table:style-name="ce1">
            <text:p>Placebo</text:p>
          </table:table-cell>
          <table:table-cell office:value-type="date" office:date-value="2011-04-06T00:00:00" table:style-name="ce4">
            <text:p>06/04/11</text:p>
          </table:table-cell>
          <table:table-cell office:value-type="float" office:value="346" table:style-name="ce1">
            <text:p>346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office:value-type="float" office:value="7983" table:style-name="ce1">
            <text:p>7983</text:p>
          </table:table-cell>
          <table:table-cell office:value-type="string" table:style-name="ce1">
            <text:p>Placebo</text:p>
          </table:table-cell>
          <table:table-cell office:value-type="date" office:date-value="2011-04-06T00:00:00" table:style-name="ce4">
            <text:p>06/04/11</text:p>
          </table:table-cell>
          <table:table-cell office:value-type="float" office:value="330" table:style-name="ce1">
            <text:p>330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1">
            <text:p>Placebo</text:p>
          </table:table-cell>
          <table:table-cell office:value-type="date" office:date-value="2011-04-07T00:00:00" table:style-name="ce4">
            <text:p>07/04/11</text:p>
          </table:table-cell>
          <table:table-cell office:value-type="float" office:value="362" table:style-name="ce1">
            <text:p>36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 office:value-type="float" office:value="4278" table:style-name="ce1">
            <text:p>4278</text:p>
          </table:table-cell>
          <table:table-cell office:value-type="string" table:style-name="ce1">
            <text:p>No Treatment</text:p>
          </table:table-cell>
          <table:table-cell office:value-type="date" office:date-value="2011-04-07T00:00:00" table:style-name="ce4">
            <text:p>07/04/11</text:p>
          </table:table-cell>
          <table:table-cell office:value-type="float" office:value="334" table:style-name="ce1">
            <text:p>334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1">
            <text:p>Treatment</text:p>
          </table:table-cell>
          <table:table-cell office:value-type="date" office:date-value="2011-04-08T00:00:00" table:style-name="ce4">
            <text:p>08/04/11</text:p>
          </table:table-cell>
          <table:table-cell office:value-type="float" office:value="358" table:style-name="ce1">
            <text:p>358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1" table:style-name="ce1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Treatment</text:p>
          </table:table-cell>
          <table:table-cell office:value-type="date" office:date-value="2011-04-08T00:00:00" table:style-name="ce4">
            <text:p>08/04/11</text:p>
          </table:table-cell>
          <table:table-cell office:value-type="float" office:value="362" table:style-name="ce1">
            <text:p>362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0234</text:p>
          </table:table-cell>
          <table:table-cell office:value-type="string" table:style-name="ce1">
            <text:p>No Treatment</text:p>
          </table:table-cell>
          <table:table-cell office:value-type="date" office:date-value="2011-04-08T00:00:00" table:style-name="ce4">
            <text:p>08/04/11</text:p>
          </table:table-cell>
          <table:table-cell office:value-type="float" office:value="376" table:style-name="ce1">
            <text:p>376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float" office:value="5533" table:style-name="ce1">
            <text:p>5533</text:p>
          </table:table-cell>
          <table:table-cell office:value-type="string" table:style-name="ce1">
            <text:p>Treatment</text:p>
          </table:table-cell>
          <table:table-cell office:value-type="date" office:date-value="2011-04-11T00:00:00" table:style-name="ce4">
            <text:p>11/04/11</text:p>
          </table:table-cell>
          <table:table-cell office:value-type="float" office:value="348" table:style-name="ce1">
            <text:p>348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2" table:style-name="ce1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Placebo</text:p>
          </table:table-cell>
          <table:table-cell office:value-type="date" office:date-value="2011-04-11T00:00:00" table:style-name="ce4">
            <text:p>11/04/11</text:p>
          </table:table-cell>
          <table:table-cell office:value-type="float" office:value="360" table:style-name="ce1">
            <text:p>360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9" table:style-name="ce1"/>
        </table:table-row>
        <table:table-row table:style-name="ro1">
          <table:table-cell office:value-type="float" office:value="7837" table:style-name="ce1">
            <text:p>7837</text:p>
          </table:table-cell>
          <table:table-cell office:value-type="string" table:style-name="ce1">
            <text:p>Placebo</text:p>
          </table:table-cell>
          <table:table-cell office:value-type="date" office:date-value="2011-04-11T00:00:00" table:style-name="ce4">
            <text:p>11/04/11</text:p>
          </table:table-cell>
          <table:table-cell office:value-type="float" office:value="336" table:style-name="ce1">
            <text:p>336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office:value-type="float" office:value="5669" table:style-name="ce1">
            <text:p>5669</text:p>
          </table:table-cell>
          <table:table-cell office:value-type="string" table:style-name="ce1">
            <text:p>Placebo</text:p>
          </table:table-cell>
          <table:table-cell office:value-type="date" office:date-value="2011-04-11T00:00:00" table:style-name="ce4">
            <text:p>11/04/11</text:p>
          </table:table-cell>
          <table:table-cell office:value-type="float" office:value="352" table:style-name="ce1">
            <text:p>352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float" office:value="9458" table:style-name="ce1">
            <text:p>9458</text:p>
          </table:table-cell>
          <table:table-cell office:value-type="string" table:style-name="ce1">
            <text:p>Placebo</text:p>
          </table:table-cell>
          <table:table-cell office:value-type="date" office:date-value="2011-04-12T00:00:00" table:style-name="ce4">
            <text:p>12/04/11</text:p>
          </table:table-cell>
          <table:table-cell office:value-type="float" office:value="426" table:style-name="ce1">
            <text:p>426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3725" table:style-name="ce1">
            <text:p>3725</text:p>
          </table:table-cell>
          <table:table-cell office:value-type="string" table:style-name="ce1">
            <text:p>Treatment</text:p>
          </table:table-cell>
          <table:table-cell office:value-type="date" office:date-value="2011-04-13T00:00:00" table:style-name="ce4">
            <text:p>13/04/11</text:p>
          </table:table-cell>
          <table:table-cell office:value-type="float" office:value="330" table:style-name="ce1">
            <text:p>330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10" table:style-name="ce1">
            <text:p>10</text:p>
          </table:table-cell>
          <table:table-cell table:number-columns-repeated="16347" table:style-name="ce1"/>
        </table:table-row>
        <table:table-row table:style-name="ro1">
          <table:table-cell office:value-type="float" office:value="7521" table:style-name="ce1">
            <text:p>7521</text:p>
          </table:table-cell>
          <table:table-cell office:value-type="string" table:style-name="ce1">
            <text:p>Placebo</text:p>
          </table:table-cell>
          <table:table-cell office:value-type="date" office:date-value="2011-04-13T00:00:00" table:style-name="ce4">
            <text:p>13/04/11</text:p>
          </table:table-cell>
          <table:table-cell office:value-type="float" office:value="336" table:style-name="ce1">
            <text:p>336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table:number-columns-repeated="16367" table:style-name="ce1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string" table:style-name="ce1">
            <text:p>No Treatment</text:p>
          </table:table-cell>
          <table:table-cell office:value-type="date" office:date-value="2011-04-13T00:00:00" table:style-name="ce4">
            <text:p>13/04/11</text:p>
          </table:table-cell>
          <table:table-cell office:value-type="float" office:value="350" table:style-name="ce1">
            <text:p>350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Righ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3.5" table:style-name="ce1">
            <text:p>3.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9" table:style-name="ce1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1">
            <text:p>Placebo</text:p>
          </table:table-cell>
          <table:table-cell office:value-type="date" office:date-value="2011-04-13T00:00:00" table:style-name="ce4">
            <text:p>13/04/11</text:p>
          </table:table-cell>
          <table:table-cell office:value-type="float" office:value="324" table:style-name="ce1">
            <text:p>324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44"/>
        </table:table-row>
        <table:table-row table:style-name="ro1">
          <table:table-cell office:value-type="float" office:value="3687" table:style-name="ce1">
            <text:p>3687</text:p>
          </table:table-cell>
          <table:table-cell office:value-type="string" table:style-name="ce1">
            <text:p>No Treatment</text:p>
          </table:table-cell>
          <table:table-cell office:value-type="date" office:date-value="2011-04-14T00:00:00" table:style-name="ce4">
            <text:p>14/04/11</text:p>
          </table:table-cell>
          <table:table-cell office:value-type="float" office:value="360" table:style-name="ce1">
            <text:p>360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1" table:style-name="ce1"/>
        </table:table-row>
        <table:table-row table:style-name="ro1">
          <table:table-cell office:value-type="float" office:value="7706" table:style-name="ce1">
            <text:p>7706</text:p>
          </table:table-cell>
          <table:table-cell office:value-type="string" table:style-name="ce1">
            <text:p>No Treatment</text:p>
          </table:table-cell>
          <table:table-cell office:value-type="date" office:date-value="2011-04-14T00:00:00" table:style-name="ce4">
            <text:p>14/04/11</text:p>
          </table:table-cell>
          <table:table-cell office:value-type="float" office:value="392" table:style-name="ce1">
            <text:p>392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3" table:style-name="ce1"/>
        </table:table-row>
        <table:table-row table:style-name="ro1">
          <table:table-cell office:value-type="float" office:value="9782" table:style-name="ce1">
            <text:p>9782</text:p>
          </table:table-cell>
          <table:table-cell office:value-type="string" table:style-name="ce1">
            <text:p>Placebo</text:p>
          </table:table-cell>
          <table:table-cell office:value-type="date" office:date-value="2011-04-14T00:00:00" table:style-name="ce4">
            <text:p>14/04/11</text:p>
          </table:table-cell>
          <table:table-cell office:value-type="float" office:value="404" table:style-name="ce1">
            <text:p>404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Left</text:p>
          </table:table-cell>
          <table:table-cell table:style-name="ce1"/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table:number-columns-repeated="16364" table:style-name="ce1"/>
        </table:table-row>
        <table:table-row table:number-rows-repeated="104846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7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ichard Morrisroe</meta:initial-creator>
    <dc:creator>Richard Morrisroe</dc:creator>
    <meta:creation-date>2011-04-15T16:06:09Z</meta:creation-date>
    <dc:date>2013-05-04T17:43:54Z</dc:date>
    <meta:editing-cycles>8</meta:editing-cycles>
    <meta:editing-duration>PT79090S</meta:editing-duration>
  </office:meta>
</office:document-meta>
</file>